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objectwithoutfill" style:list-style-name="L1">
      <style:graphic-properties draw:stroke="solid" draw:stroke-dash="Dash_20_2" svg:stroke-width="0.6cm" svg:stroke-color="#cccc00" draw:marker-start="" draw:marker-start-width="1.2cm" draw:marker-start-center="false" draw:marker-end="" draw:marker-end-width="1.2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425cm" fo:padding-bottom="0.425cm" fo:padding-left="0.55cm" fo:padding-right="0.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_20_2" svg:stroke-width="0.3cm" svg:stroke-color="#00ae00" draw:marker-start="" draw:marker-start-width="0.75cm" draw:marker-start-center="false" draw:marker-end="" draw:marker-end-width="0.75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svg:stroke-width="0.3cm" svg:stroke-color="#00ae00" draw:marker-start-width="0.75cm" draw:marker-end-width="0.75cm" draw:fill="solid" draw:fill-color="#00ae00" draw:textarea-horizontal-align="center" draw:textarea-vertical-align="middle" fo:padding-top="0.275cm" fo:padding-bottom="0.275cm" fo:padding-left="0.4cm" fo:padding-right="0.4cm" draw:shadow="hidden"/>
    </style:style>
    <style:style style:name="gr8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2.491cm" fo:min-width="6.179cm" fo:padding-top="0.175cm" fo:padding-bottom="0.175cm" fo:padding-left="0.3cm" fo:padding-right="0.3cm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32pt" style:language-asian="zxx" style:country-asian="none" style:font-style-asian="normal" style:font-weight-asian="normal" style:font-family-complex="'Bitstream Vera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72pt" fo:letter-spacing="normal" style:letter-kerning="true" style:font-size-asian="72pt" style:font-size-complex="72pt" style:text-scale="120%"/>
    </style:style>
    <style:style style:name="T1" style:family="text">
      <style:text-properties fo:font-family="'Times New Roman'" style:font-family-generic="roman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5.256cm" svg:height="6.299cm" draw:transform="rotate (-1.6929693744345) translate (8.50396473568368cm 3.80823548379702cm)" svg:viewBox="0 0 5257 6300" draw:points="0,6300 5257,6300 5257,0 0,0">
              <text:p/>
            </draw:polyline>
            <draw:polyline draw:style-name="gr2" draw:text-style-name="P1" draw:layer="layout" svg:width="7.124cm" svg:height="4.456cm" draw:transform="skewX (0.00122173047639601) rotate (0.437204977624579) translate (1.14468206630034cm 3.43429150092521cm)" svg:viewBox="0 0 7125 4457" draw:points="0,0 4955,1 7125,4457">
              <text:p/>
            </draw:polyline>
          </draw:g>
          <draw:g>
            <draw:polyline draw:style-name="gr3" draw:text-style-name="P1" draw:layer="layout" svg:width="4.999cm" svg:height="5.999cm" draw:transform="rotate (-1.6929693744345) translate (8.36048296932906cm 3.88546799168615cm)" svg:viewBox="0 0 5000 6000" draw:points="0,6000 5000,6000 5000,0 0,0">
              <text:p/>
            </draw:polyline>
            <draw:polyline draw:style-name="gr4" draw:text-style-name="P1" draw:layer="layout" svg:width="6.783cm" svg:height="4.239cm" draw:transform="rotate (0.436506845923782) translate (1.35172523613636cm 3.52865566367787cm)" svg:viewBox="0 0 6784 4240" draw:points="0,0 4717,0 6784,4240">
              <text:p/>
            </draw:polyline>
          </draw:g>
          <draw:g>
            <draw:path draw:style-name="gr5" draw:text-style-name="P2" draw:layer="layout" svg:width="1.551cm" svg:height="1.746cm" draw:transform="skewX (-0.00296705972839038) rotate (-1.68249739892253) translate (5.10798235558389cm 5.76460516282094cm)" svg:viewBox="0 0 1552 1747" svg:d="m0 1747c1568 0 1552-1747 1552-1747l-1 17">
              <text:p/>
            </draw:path>
            <draw:path draw:style-name="gr6" draw:text-style-name="P2" draw:layer="layout" svg:width="1.55cm" svg:height="1.746cm" draw:transform="skewX (0.00226892802759261) rotate (1.43762770486773) translate (4.935150876651cm 7.30552502525498cm)" svg:viewBox="0 0 1551 1747" svg:d="m1551 1747c-1568 0-1551-1747-1551-1747v18">
              <text:p/>
            </draw:path>
          </draw:g>
          <draw:line draw:style-name="gr7" draw:text-style-name="P3" draw:layer="layout" svg:x1="3.73cm" svg:y1="4.256cm" svg:x2="4.646cm" svg:y2="4.033cm">
            <text:p/>
          </draw:line>
          <draw:line draw:style-name="gr7" draw:text-style-name="P3" draw:layer="layout" svg:x1="6.842cm" svg:y1="4.639cm" svg:x2="6.007cm" svg:y2="4.201cm">
            <text:p/>
          </draw:line>
        </draw:g>
        <draw:frame draw:style-name="gr8" draw:text-style-name="P4" draw:layer="layout" svg:width="7.54cm" svg:height="3.162cm" svg:x="1.2cm" svg:y="8.251cm">
          <draw:text-box>
            <text:p text:style-name="P4"><text:span text:style-name="T1">Fh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1-03T17:19:32</meta:creation-date>
    <dc:date>2012-10-13T13:01:11</dc:date>
    <meta:editing-duration>PT6M19S</meta:editing-duration>
    <meta:editing-cycles>2</meta:editing-cycles>
    <meta:generator>LibreOffice/3.5$MacOSX_x86 LibreOffice_project/165a79a-7059095-e13bb37-fef39a4-9503d18</meta:generator>
    <dc:creator>Rudolf Koenig</dc:creator>
    <meta:document-statistic meta:object-count="13"/>
  </office:meta>
</office:document-meta>
</file>